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3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9"><text:tab/>;;;;;;;;;;;;;defw beanhere+room</text:p>
      <text:p text:style-name="P49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1"><text:tab/>if computer=spectrum</text:p>
      <text:p text:style-name="P41"><text:tab/>org beforerelocate</text:p>
      <text:p text:style-name="P41"><text:tab/>endif</text:p>
      <text:p text:style-name="P13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3"><text:s text:c="2"/></text:span></text:p>
      <text:p text:style-name="P41"><text:span text:style-name="T3">; <text:s text:c="4"/></text:span>Created on Mon the 12th of Sep 1988 <text:s/></text:p>
      <text:p text:style-name="P41">; <text:s text:c="7"/>Last update 13:36 on 19/12/89 </text:p>
      <text:p text:style-name="P41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1"><text:tab/>call store_sprite_vars1</text:p>
      <text:p text:style-name="P13"><text:tab/>call plotattris</text:p>
      <text:p text:style-name="P13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3"/>
      <text:p text:style-name="P53"><text:tab/>xor a</text:p>
      <text:p text:style-name="P53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3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8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4">maingamelp</text:span></text:p>
      <text:p text:style-name="P13"><text:tab/>dec a</text:p>
      <text:p text:style-name="P13"><text:tab/>ld (killed),a</text:p>
      <text:p text:style-name="P13"><text:tab/>jp nz,<text:span text:style-name="T4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3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3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3"><text:tab/>push ix</text:p>
      <text:p text:style-name="P13"><text:tab/>ld hl,resetrous</text:p>
      <text:p text:style-name="P13"><text:tab/>call z,jumptoroutine</text:p>
      <text:p text:style-name="P53"><text:tab/>pop ix</text:p>
      <text:p text:style-name="P31">notprintyet</text:p>
      <text:p text:style-name="P63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3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3"><text:tab/>push ix</text:p>
      <text:p text:style-name="P13"><text:tab/>ld hl,movingrous</text:p>
      <text:p text:style-name="P13"><text:tab/>call z,jumptoroutine</text:p>
      <text:p text:style-name="P53"><text:tab/>pop ix</text:p>
      <text:p text:style-name="P31">notinthisroom</text:p>
      <text:p text:style-name="P63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1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1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6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3"><text:tab/>and %01000111</text:p>
      <text:p text:style-name="P13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3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3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3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3"><text:tab/>push ix</text:p>
      <text:p text:style-name="P53"><text:tab/>ld a,5</text:p>
      <text:p text:style-name="P53"><text:tab/>call starttune</text:p>
      <text:p text:style-name="P13"><text:tab/>ld hl,youfoundcoinmess</text:p>
      <text:p text:style-name="P13"><text:tab/>call windowrou</text:p>
      <text:p text:style-name="P53"><text:tab/>pop ix</text:p>
      <text:p text:style-name="P31">notovercoin</text:p>
      <text:p text:style-name="P63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4"><text:tab/>push bc</text:p>
      <text:p text:style-name="P53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1"><text:tab/>call store_sprite_vars</text:p>
      <text:p text:style-name="P13"><text:tab/>call frame</text:p>
      <text:p text:style-name="P53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3"><text:tab/>ld de,3</text:p>
      <text:p text:style-name="P53"><text:tab/>add ix,de</text:p>
      <text:p text:style-name="P53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3"><text:tab/>ld b,a</text:p>
      <text:p text:style-name="P30">updateflamelp</text:p>
      <text:p text:style-name="P54"><text:tab/>push bc</text:p>
      <text:p text:style-name="P13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3"><text:tab/>ld e,(ix+0)</text:p>
      <text:p text:style-name="P13"><text:tab/>ld l,(ix+1)</text:p>
      <text:p text:style-name="P13"><text:tab/>ld a,115</text:p>
      <text:p text:style-name="P54">simprintflame</text:p>
      <text:p text:style-name="P54"><text:tab/>push ix</text:p>
      <text:p text:style-name="P41"><text:tab/>call store_sprite_vars</text:p>
      <text:p text:style-name="P13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1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1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13"><text:tab/>ld a,(y)</text:p>
      <text:p text:style-name="P13"><text:tab/>cp 150</text:p>
      <text:p text:style-name="P1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13">;;;;;;;;;;;;;;;;;;;;;;;;;;;;;;;;;;;;;;;;;;;;;;;;;;;;;;;;;DRAGON</text:p>
      <text:p text:style-name="P3"/>
      <text:p text:style-name="P3"/>
      <text:p text:style-name="P13">trytostartbreathing</text:p>
      <text:p text:style-name="P13"><text:tab/>ld a,(roomno)</text:p>
      <text:p text:style-name="P13"><text:tab/>cp 54</text:p>
      <text:p text:style-name="P13"><text:tab/>jr z,justrandomfire</text:p>
      <text:p text:style-name="P13"><text:tab/>ld a,(goldenegghere1+room)</text:p>
      <text:p text:style-name="P13"><text:tab/>cp 255</text:p>
      <text:p text:style-name="P13"><text:tab/>ret nz</text:p>
      <text:p text:style-name="P13"><text:tab/>jr startbreath<text:tab/></text:p>
      <text:p text:style-name="P3"/>
      <text:p text:style-name="P30">justrandomfire</text:p>
      <text:p text:style-name="P30"><text:tab/>call random</text:p>
      <text:p text:style-name="P13"><text:tab/>cp 5</text:p>
      <text:p text:style-name="P13"><text:tab/>ret nc</text:p>
      <text:p text:style-name="P30">startbreath</text:p>
      <text:p text:style-name="P30"><text:tab/>ld a,1</text:p>
      <text:p text:style-name="P1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3"><text:tab/>jp alreadybreathing</text:p>
      <text:p text:style-name="P3"/>
      <text:p text:style-name="P3"/>
      <text:p text:style-name="P30">resetdragon</text:p>
      <text:p text:style-name="P30"><text:tab/>xor a</text:p>
      <text:p text:style-name="P13"><text:s/><text:tab/>ld (breathingfire),a</text:p>
      <text:p text:style-name="P13"><text:tab/>jr printneck</text:p>
      <text:p text:style-name="P3"/>
      <text:p text:style-name="P30">dragonrou</text:p>
      <text:p text:style-name="P30"><text:tab/>bit 7,(ix+var1)</text:p>
      <text:p text:style-name="P13"><text:tab/>jr z,moveneckupanddown</text:p>
      <text:p text:style-name="P13"><text:tab/>ld a,(ix+oldmovex)</text:p>
      <text:p text:style-name="P13"><text:tab/>cp -8</text:p>
      <text:p text:style-name="P13"><text:tab/>ret z</text:p>
      <text:p text:style-name="P13"><text:soft-page-break/><text:tab/>dec a</text:p>
      <text:p text:style-name="P13"><text:tab/>ld (ix+oldmovex),a</text:p>
      <text:p text:style-name="P13"><text:tab/>jr restdragon</text:p>
      <text:p text:style-name="P3"/>
      <text:p text:style-name="P13">moveneckupanddown</text:p>
      <text:p text:style-name="P13"><text:tab/>ld a,(breathingfire)</text:p>
      <text:p text:style-name="P13"><text:tab/>and a</text:p>
      <text:p text:style-name="P13"><text:tab/>jr nz,alreadybreathing</text:p>
      <text:p text:style-name="P3"/>
      <text:p text:style-name="P13"><text:tab/>call trytostartbreathing</text:p>
      <text:p text:style-name="P3"/>
      <text:p text:style-name="P30">notbreathing</text:p>
      <text:p text:style-name="P30"><text:tab/>ld a,(ix+delaycounter)</text:p>
      <text:p text:style-name="P13"><text:tab/>inc a</text:p>
      <text:p text:style-name="P13"><text:tab/>and 31</text:p>
      <text:p text:style-name="P13"><text:tab/>ld (ix+delaycounter),a</text:p>
      <text:p text:style-name="P13"><text:tab/>cp 16</text:p>
      <text:p text:style-name="P13"><text:tab/>jr c,okheadswing</text:p>
      <text:p text:style-name="P13"><text:tab/>neg</text:p>
      <text:p text:style-name="P13"><text:tab/>add a,32</text:p>
      <text:p text:style-name="P30">okheadswing</text:p>
      <text:p text:style-name="P30"><text:tab/>ld (ix+oldmovex),a</text:p>
      <text:p text:style-name="P3"/>
      <text:p text:style-name="P13">alreadybreathing</text:p>
      <text:p text:style-name="P13"><text:tab/>;;;<text:tab/>set 7,(ix+var1) when sending dragon to sleep</text:p>
      <text:p text:style-name="P30">restdragon</text:p>
      <text:p text:style-name="P30"><text:tab/>call collidewithdizzy16</text:p>
      <text:p text:style-name="P13"><text:tab/>jr nc,notdragvdizz</text:p>
      <text:p text:style-name="P13"><text:tab/>ld hl,dragonkilledmess</text:p>
      <text:p text:style-name="P13"><text:tab/>call killdizzy</text:p>
      <text:p text:style-name="P30">notdragvdizz</text:p>
      <text:p text:style-name="P30"><text:tab/>ld a,(breathingfire)</text:p>
      <text:p text:style-name="P13"><text:tab/>and a</text:p>
      <text:p text:style-name="P13"><text:tab/>jr nz,dragonfire</text:p>
      <text:p text:style-name="P30">printneck</text:p>
      <text:p text:style-name="P30"><text:tab/>ld (ix+movefrm),111</text:p>
      <text:p text:style-name="P3"/>
      <text:p text:style-name="P13"><text:tab/>call flyback</text:p>
      <text:p text:style-name="P13"><text:tab/>ld b,1</text:p>
      <text:p text:style-name="P30">dragonneck</text:p>
      <text:p text:style-name="P30"><text:tab/>call findnecky</text:p>
      <text:p text:style-name="P13"><text:tab/>neg</text:p>
      <text:p text:style-name="P13"><text:tab/>add a,(ix+origy)</text:p>
      <text:p text:style-name="P13"><text:tab/>ld (ix+movey),a</text:p>
      <text:p text:style-name="P13"><text:tab/>ld a,b</text:p>
      <text:p text:style-name="P13"><text:tab/>neg</text:p>
      <text:p text:style-name="P13"><text:tab/>add a,77</text:p>
      <text:p text:style-name="P13"><text:tab/>ld (ix+movex),a</text:p>
      <text:p text:style-name="P69"><text:tab/>push bc</text:p>
      <text:p text:style-name="P13"><text:tab/>call printmoving</text:p>
      <text:p text:style-name="P69"><text:tab/>pop bc</text:p>
      <text:p text:style-name="P13"><text:tab/>inc b</text:p>
      <text:p text:style-name="P3"/>
      <text:p text:style-name="P13"><text:tab/>ld a,b</text:p>
      <text:p text:style-name="P13"><text:tab/>cp 7</text:p>
      <text:p text:style-name="P13"><text:tab/>jr nz,dragonneck</text:p>
      <text:p text:style-name="P3"/>
      <text:p text:style-name="P30">printdragonhead</text:p>
      <text:p text:style-name="P30"><text:tab/>ld a,(ix+oldmovex)</text:p>
      <text:p text:style-name="P13"><text:tab/>neg</text:p>
      <text:p text:style-name="P13"><text:tab/>add a,(ix+origy)</text:p>
      <text:p text:style-name="P13"><text:tab/>ld (ix+movey),a</text:p>
      <text:p text:style-name="P13"><text:tab/>ld (ix+movex),68</text:p>
      <text:p text:style-name="P13"><text:tab/>ld a,(breathingfire)</text:p>
      <text:p text:style-name="P13"><text:tab/>dec a</text:p>
      <text:p text:style-name="P13"><text:tab/>cp 16</text:p>
      <text:p text:style-name="P13"><text:tab/>ld a,109</text:p>
      <text:p text:style-name="P13"><text:tab/>adc a,0</text:p>
      <text:p text:style-name="P13"><text:tab/>ld (ix+movefrm),a</text:p>
      <text:p text:style-name="P13"><text:tab/>jp printmoving</text:p>
      <text:p text:style-name="P3"><text:tab/></text:p>
      <text:p text:style-name="P30">findnecky</text:p>
      <text:p text:style-name="P30"><text:soft-page-break/><text:tab/>ld a,b</text:p>
      <text:p text:style-name="P13"><text:tab/>and a</text:p>
      <text:p text:style-name="P13"><text:tab/>ret z</text:p>
      <text:p text:style-name="P13"><text:tab/>push bc</text:p>
      <text:p text:style-name="P13"><text:tab/>ld a,(ix+oldmovex)</text:p>
      <text:p text:style-name="P13"><text:tab/>ld c,a</text:p>
      <text:p text:style-name="P13"><text:tab/>xor a</text:p>
      <text:p text:style-name="P30">findnecklp</text:p>
      <text:p text:style-name="P30"><text:tab/>add a,c<text:tab/></text:p>
      <text:p text:style-name="P13"><text:tab/>djnz findnecklp</text:p>
      <text:p text:style-name="P13"><text:tab/>ld b,3</text:p>
      <text:p text:style-name="P13"><text:tab/>call divide</text:p>
      <text:p text:style-name="P13"><text:tab/>pop bc</text:p>
      <text:p text:style-name="P13"><text:tab/>ret</text:p>
      <text:p text:style-name="P3"/>
      <text:p text:style-name="P13">dragonvar<text:tab/>defb 0</text:p>
      <text:p text:style-name="P13">breathingfire<text:tab/>defb 0</text:p>
      <text:p text:style-name="P13">dragonflame<text:tab/>defb 0</text:p>
      <text:p text:style-name="P3"/>
      <text:p text:style-name="P30">divide</text:p>
      <text:p text:style-name="P30"><text:tab/>bit 7,a</text:p>
      <text:p text:style-name="P13"><text:tab/>jr nz,negdivide</text:p>
      <text:p text:style-name="P30">dividelp</text:p>
      <text:p text:style-name="P30"><text:tab/>srl a</text:p>
      <text:p text:style-name="P13"><text:tab/>djnz dividelp</text:p>
      <text:p text:style-name="P13"><text:tab/>ret</text:p>
      <text:p text:style-name="P30">negdivide</text:p>
      <text:p text:style-name="P9"><text:tab/><text:span text:style-name="T1">neg</text:span></text:p>
      <text:p text:style-name="P30">divideneglp</text:p>
      <text:p text:style-name="P30"><text:tab/>srl a</text:p>
      <text:p text:style-name="P13"><text:tab/>djnz divideneglp<text:tab/></text:p>
      <text:p text:style-name="P40"><text:tab/>neg</text:p>
      <text:p text:style-name="P13"><text:tab/>ret</text:p>
      <text:p text:style-name="P3"/>
      <text:p text:style-name="P30">dragonfire</text:p>
      <text:p text:style-name="P30"><text:tab/>;;uses (breathingfire)</text:p>
      <text:p text:style-name="P13"><text:tab/>ld a,6</text:p>
      <text:p text:style-name="P30">dragonfirelp</text:p>
      <text:p text:style-name="P30"><text:tab/>ld (dragonflame),a</text:p>
      <text:p text:style-name="P3"/>
      <text:p text:style-name="P13"><text:tab/>ld a,(breathingfire)</text:p>
      <text:p text:style-name="P13"><text:tab/>ld c,7+64</text:p>
      <text:p text:style-name="P13"><text:tab/>call printdragonflame</text:p>
      <text:p text:style-name="P3"/>
      <text:p text:style-name="P13"><text:tab/>ld a,(breathingfire)<text:tab/>;;flips between yellow and red</text:p>
      <text:p text:style-name="P13"><text:tab/>and 1</text:p>
      <text:p text:style-name="P13"><text:tab/>add a,a</text:p>
      <text:p text:style-name="P13"><text:tab/>add a,a</text:p>
      <text:p text:style-name="P13"><text:tab/>add a,2+64</text:p>
      <text:p text:style-name="P13"><text:tab/>ld c,a</text:p>
      <text:p text:style-name="P3"><text:tab/></text:p>
      <text:p text:style-name="P13"><text:tab/>ld a,(breathingfire)</text:p>
      <text:p text:style-name="P13"><text:tab/>inc a</text:p>
      <text:p text:style-name="P13"><text:tab/>call printdragonflame</text:p>
      <text:p text:style-name="P3"/>
      <text:p text:style-name="P13"><text:tab/>ld a,(dragonflame)</text:p>
      <text:p text:style-name="P13"><text:tab/>and 1</text:p>
      <text:p text:style-name="P13"><text:tab/>call z,flyback</text:p>
      <text:p text:style-name="P3"/>
      <text:p text:style-name="P13"><text:tab/>ld a,(dragonflame)</text:p>
      <text:p text:style-name="P13"><text:tab/>dec a</text:p>
      <text:p text:style-name="P13"><text:tab/>jr nz,dragonfirelp</text:p>
      <text:p text:style-name="P3"/>
      <text:p text:style-name="P13"><text:tab/>ld a,(breathingfire)</text:p>
      <text:p text:style-name="P13"><text:tab/>inc a</text:p>
      <text:p text:style-name="P13"><text:tab/>cp 48</text:p>
      <text:p text:style-name="P13"><text:tab/>jr c,juststoreit</text:p>
      <text:p text:style-name="P13"><text:tab/>xor a</text:p>
      <text:p text:style-name="P30">juststoreit</text:p>
      <text:p text:style-name="P30"><text:tab/>ld (breathingfire),a</text:p>
      <text:p text:style-name="P13"><text:tab/>jp printdragonhead</text:p>
      <text:p text:style-name="P3"/>
      <text:p text:style-name="P30"><text:soft-page-break/>printdragonflame</text:p>
      <text:p text:style-name="P30"><text:tab/>ld b,a</text:p>
      <text:p text:style-name="P13"><text:tab/>ld a,(roomno)</text:p>
      <text:p text:style-name="P13"><text:tab/>ld h,50</text:p>
      <text:p text:style-name="P13"><text:tab/>cp 40</text:p>
      <text:p text:style-name="P13"><text:tab/>jr nz,gotfirelim</text:p>
      <text:p text:style-name="P13"><text:tab/>ld h,40</text:p>
      <text:p text:style-name="P13">gotfirelim</text:p>
      <text:p text:style-name="P13"><text:tab/>ld a,(dragonflame)</text:p>
      <text:p text:style-name="P13"><text:tab/>add a,a</text:p>
      <text:p text:style-name="P13"><text:tab/>sub b</text:p>
      <text:p text:style-name="P13"><text:tab/>add a,68<text:tab/>;;;position of 1st flame</text:p>
      <text:p text:style-name="P13"/>
      <text:p text:style-name="P13"><text:tab/>cp h<text:tab/>;;;flame run out position</text:p>
      <text:p text:style-name="P13"/>
      <text:p text:style-name="P13"><text:tab/>ret c</text:p>
      <text:p text:style-name="P13"><text:tab/>cp 68</text:p>
      <text:p text:style-name="P13"><text:tab/>ret nc</text:p>
      <text:p text:style-name="P13"><text:tab/>ld b,1</text:p>
      <text:p text:style-name="P13"><text:tab/>ld e,a</text:p>
      <text:p text:style-name="P13"><text:tab/>ld a,(ix+movey)</text:p>
      <text:p text:style-name="P13"><text:tab/>add a,8</text:p>
      <text:p text:style-name="P13"><text:tab/>ld l,a</text:p>
      <text:p text:style-name="P13"><text:tab/>ld a,112</text:p>
      <text:p text:style-name="P13"><text:tab/>ld d,l</text:p>
      <text:p text:style-name="P13"><text:tab/>push de</text:p>
      <text:p text:style-name="P13"><text:tab/>call simprintflame</text:p>
      <text:p text:style-name="P13"><text:tab/>pop hl</text:p>
      <text:p text:style-name="P13"><text:tab/>ld de,8*256+4</text:p>
      <text:p text:style-name="P13"><text:tab/>call proximitycollide</text:p>
      <text:p text:style-name="P13"><text:tab/>ret nc</text:p>
      <text:p text:style-name="P13"><text:tab/>ld a,30</text:p>
      <text:p text:style-name="P13"><text:tab/>ld hl,dragonflameskilledmess</text:p>
      <text:p text:style-name="P1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50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3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3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13">;;;;;;;;;;;;;;;;;;;;;;;;;;;;;;;;;;;;;;;;;;;;;;;;;;;;;LIFT</text:p>
      <text:p text:style-name="P3"/>
      <text:p text:style-name="P30">resetlift</text:p>
      <text:p text:style-name="P30"><text:tab/>ld a,(ix+movey)</text:p>
      <text:p text:style-name="P13"><text:tab/>cp (ix+oldmovex)</text:p>
      <text:p text:style-name="P13"><text:tab/>jr nc,notfirstlift</text:p>
      <text:p text:style-name="P13"><text:tab/>ld a,(ix+oldmovex)</text:p>
      <text:p text:style-name="P13"><text:tab/>ld (ix+movey),a</text:p>
      <text:p text:style-name="P30">notfirstlift</text:p>
      <text:p text:style-name="P30"><text:tab/>ld b,(ix+origy)</text:p>
      <text:p text:style-name="P13"><text:tab/>ld a,(ix+movey)</text:p>
      <text:p text:style-name="P13"><text:tab/>dec b</text:p>
      <text:p text:style-name="P13"><text:tab/>ld (ix+movey),b</text:p>
      <text:p text:style-name="P30">drawdownlp</text:p>
      <text:p text:style-name="P30"><text:tab/>push af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downlp</text:p>
      <text:p text:style-name="P70"><text:tab/>call rublift</text:p>
      <text:p text:style-name="P13"><text:tab/>ld a,(ix+oldmovex)</text:p>
      <text:p text:style-name="P13"><text:tab/>ld (frmy),a</text:p>
      <text:p text:style-name="P13"><text:tab/>ld b,a</text:p>
      <text:p text:style-name="P13"><text:tab/>ld a,(ix+oldmovey)</text:p>
      <text:p text:style-name="P13"><text:tab/>sub b</text:p>
      <text:p text:style-name="P13"><text:tab/>add a,42</text:p>
      <text:p text:style-name="P13"><text:tab/>ld (frmheight),a</text:p>
      <text:p text:style-name="P13"><text:tab/>xor a</text:p>
      <text:p text:style-name="P13"><text:tab/>ld (frmplot),a</text:p>
      <text:p text:style-name="P13"><text:tab/>ld a,7</text:p>
      <text:p text:style-name="P13"><text:tab/>ld (frmattri),a</text:p>
      <text:p text:style-name="P3"><text:tab/>jp plotattris</text:p>
      <text:p text:style-name="P3"/>
      <text:p text:style-name="P30">liftrou</text:p>
      <text:p text:style-name="P30"><text:tab/>ld a,(ix+var1)</text:p>
      <text:p text:style-name="P13"><text:tab/>and a</text:p>
      <text:p text:style-name="P13"><text:tab/>ret z</text:p>
      <text:p text:style-name="P70"><text:tab/>ld l,(ix+movex)</text:p>
      <text:p text:style-name="P70"><text:tab/>ld h,(ix+movey)</text:p>
      <text:p text:style-name="P70"><text:soft-page-break/><text:tab/>dec h</text:p>
      <text:p text:style-name="P70"><text:tab/>dec h</text:p>
      <text:p text:style-name="P70"><text:tab/>ld de,8+48*256</text:p>
      <text:p text:style-name="P70"><text:tab/>push de</text:p>
      <text:p text:style-name="P70"><text:tab/>push hl</text:p>
      <text:p text:style-name="P70"><text:tab/>call proximitycollide</text:p>
      <text:p text:style-name="P70"><text:tab/>pop hl</text:p>
      <text:p text:style-name="P70"><text:tab/>pop de</text:p>
      <text:p text:style-name="P70"><text:tab/>jr nc,movelift</text:p>
      <text:p text:style-name="P70"><text:tab/>ld d,2</text:p>
      <text:p text:style-name="P70"><text:tab/>call proximitycollide</text:p>
      <text:p text:style-name="P70"><text:tab/>jp c,killedbycogs</text:p>
      <text:p text:style-name="P70"><text:tab/>ld a,(x)</text:p>
      <text:p text:style-name="P70"><text:tab/>sub (ix+movex)</text:p>
      <text:p text:style-name="P70"><text:tab/>add a,32</text:p>
      <text:p text:style-name="P70"><text:tab/>cp 3</text:p>
      <text:p text:style-name="P70"><text:tab/>jr nc,stopthelift</text:p>
      <text:p text:style-name="P70"><text:tab/>ld a,(sequence)</text:p>
      <text:p text:style-name="P70"><text:tab/>and a</text:p>
      <text:p text:style-name="P70"><text:tab/>jr z,movelift</text:p>
      <text:p text:style-name="P71">stopthelift</text:p>
      <text:p text:style-name="P71"><text:tab/>ld (ix+oldmovefrm),2</text:p>
      <text:p text:style-name="P3"/>
      <text:p text:style-name="P70"><text:tab/>ld a,(obstructinglift)</text:p>
      <text:p text:style-name="P70"><text:tab/>inc a</text:p>
      <text:p text:style-name="P70"><text:tab/>and 63</text:p>
      <text:p text:style-name="P70"><text:tab/>ld (obstructinglift),a</text:p>
      <text:p text:style-name="P70"><text:tab/>ld hl,obstructingliftmess</text:p>
      <text:p text:style-name="P70"><text:tab/>call z,windowrou</text:p>
      <text:p text:style-name="P70"><text:tab/>jr roundmovelift</text:p>
      <text:p text:style-name="P3"/>
      <text:p text:style-name="P3"/>
      <text:p text:style-name="P71">movelift</text:p>
      <text:p text:style-name="P71"><text:tab/>xor a</text:p>
      <text:p text:style-name="P70"><text:tab/>ld (obstructinglift),a</text:p>
      <text:p text:style-name="P3"/>
      <text:p text:style-name="P71">roundmovelift</text:p>
      <text:p text:style-name="P71"><text:tab/>ld a,(ix+oldmovefrm)</text:p>
      <text:p text:style-name="P70"><text:tab/>and a</text:p>
      <text:p text:style-name="P70"><text:tab/>jr z,justmovelift</text:p>
      <text:p text:style-name="P70"><text:tab/>dec a</text:p>
      <text:p text:style-name="P70"><text:tab/>ld (ix+oldmovefrm),a</text:p>
      <text:p text:style-name="P70"><text:tab/>ret nz</text:p>
      <text:p text:style-name="P71">justmovelift</text:p>
      <text:p text:style-name="P71"><text:tab/>ld a,(ix+var1)</text:p>
      <text:p text:style-name="P70"><text:tab/>and a</text:p>
      <text:p text:style-name="P70"><text:tab/>ret z</text:p>
      <text:p text:style-name="P70"><text:tab/>call rublift</text:p>
      <text:p text:style-name="P70"><text:tab/>ld a,(ix+var1)</text:p>
      <text:p text:style-name="P70"><text:tab/>add a,(ix+movey) </text:p>
      <text:p text:style-name="P70"><text:tab/>ld (ix+movey),a</text:p>
      <text:p text:style-name="P70"><text:tab/>cp (ix+oldmovex)</text:p>
      <text:p text:style-name="P70"><text:tab/>jr z,turnlift</text:p>
      <text:p text:style-name="P70"><text:tab/>cp (ix+oldmovey)</text:p>
      <text:p text:style-name="P70"><text:tab/>jr nz,notturnlift</text:p>
      <text:p text:style-name="P71">turnlift</text:p>
      <text:p text:style-name="P71"><text:tab/>call negvar1</text:p>
      <text:p text:style-name="P70"><text:tab/>ld (ix+oldmovefrm),50</text:p>
      <text:p text:style-name="P70">notturnlift</text:p>
      <text:p text:style-name="P71">printlift</text:p>
      <text:p text:style-name="P71"><text:tab/>call printmoving</text:p>
      <text:p text:style-name="P71">rublift</text:p>
      <text:p text:style-name="P71"><text:tab/>ld a,(ix+movey)</text:p>
      <text:p text:style-name="P70"><text:tab/>push af</text:p>
      <text:p text:style-name="P70"><text:tab/>add a,40</text:p>
      <text:p text:style-name="P70"><text:tab/>ld (ix+movey),a</text:p>
      <text:p text:style-name="P70"><text:tab/>inc (ix+movefrm)</text:p>
      <text:p text:style-name="P70"><text:tab/>set 3,(ix+colour)</text:p>
      <text:p text:style-name="P70"><text:tab/>call printmoving</text:p>
      <text:p text:style-name="P70"><text:tab/>res 3,(ix+colour)</text:p>
      <text:p text:style-name="P70"><text:tab/>pop af</text:p>
      <text:p text:style-name="P70"><text:tab/>ld (ix+movey),a</text:p>
      <text:p text:style-name="P70"><text:soft-page-break/><text:tab/>dec (ix+movefrm)</text:p>
      <text:p text:style-name="P70"><text:tab/>ret</text:p>
      <text:p text:style-name="P3"/>
      <text:p text:style-name="P71">killedbycogs</text:p>
      <text:p text:style-name="P71"><text:tab/>ld hl,killedbyliftmess</text:p>
      <text:p text:style-name="P70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9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13">;;;;;;;;;;;;;;;;;;;;;;;;;;;;;;;;;;;;;;;;;;;;;;;;;;BRING DAISY LIFT DOWN</text:p>
      <text:p text:style-name="P13"/>
      <text:p text:style-name="P13">resetswitch1<text:tab/>equ printmoving</text:p>
      <text:p text:style-name="P3"/>
      <text:p text:style-name="P33">switchrou1</text:p>
      <text:p text:style-name="P33"><text:tab/>xor a</text:p>
      <text:p text:style-name="P13"><text:tab/>ld (daisylifthere+var1),a</text:p>
      <text:p text:style-name="P13"><text:tab/>ld a,(daisylifthere+movey)</text:p>
      <text:p text:style-name="P13"><text:tab/>cp 100</text:p>
      <text:p text:style-name="P13"><text:tab/>ret nc</text:p>
      <text:p text:style-name="P13"><text:tab/>call printmoving</text:p>
      <text:p text:style-name="P13"><text:tab/>call collidewithdizzy16</text:p>
      <text:p text:style-name="P13"><text:tab/>ld a,0<text:tab/>;;dontchhange</text:p>
      <text:p text:style-name="P13"><text:tab/>adc a,0</text:p>
      <text:p text:style-name="P13"><text:tab/>ld (ix+var1),a</text:p>
      <text:p text:style-name="P13"><text:tab/>call resetmachines</text:p>
      <text:p text:style-name="P13"><text:tab/>bit 0,(ix+var1)</text:p>
      <text:p text:style-name="P13"><text:tab/>ret z</text:p>
      <text:p text:style-name="P13"><text:tab/>ld a,1</text:p>
      <text:p text:style-name="P13"><text:tab/>ld (daisylifthere+var1),a</text:p>
      <text:p text:style-name="P3"><text:tab/><text:span text:style-name="T1">ret</text:span></text:p>
      <text:p text:style-name="P3"/>
      <text:p text:style-name="P3"/>
      <text:p text:style-name="P13">;;;;;;;;;;;;;;;;;;;;;;;;;;;;;;;;;;;;;;;;;;;;;;;;;;;;;HEART DEMO</text:p>
      <text:p text:style-name="P13"/>
      <text:p text:style-name="P1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7"><text:soft-page-break/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<text:soft-page-break/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1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3"/>
      <text:p text:style-name="P13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3"><text:tab/>ret</text:p>
      <text:p text:style-name="P13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3">mend<text:tab/>equ 0</text:p>
      <text:p text:style-name="P13"><text:soft-page-break/>mxy<text:tab/>equ 128</text:p>
      <text:p text:style-name="P41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1">;;mx<text:tab/>equ 7</text:p>
      <text:p text:style-name="P41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1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3"><text:tab/>call openwindow<text:tab/></text:p>
      <text:p text:style-name="P53"><text:tab/>call flipifnecessary</text:p>
      <text:p text:style-name="P13"><text:tab/>call prtmessage1</text:p>
      <text:p text:style-name="P53"><text:tab/>call flipifnecessary</text:p>
      <text:p text:style-name="P53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2">changexy</text:p>
      <text:p text:style-name="P51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3"><text:tab/>ld a,6</text:p>
      <text:p text:style-name="P53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1"><text:tab/>if computer=amstrad</text:p>
      <text:p text:style-name="P41"><text:tab/>sla a</text:p>
      <text:p text:style-name="P41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1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1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inkey</text:p>
      <text:p text:style-name="P46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3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1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8">roomsetuplp</text:p>
      <text:p text:style-name="P28"><text:tab/>ld hl,roomdata</text:p>
      <text:p text:style-name="P41"><text:tab/>ld a,(roomno)</text:p>
      <text:p text:style-name="P41"><text:tab/>cp 127</text:p>
      <text:p text:style-name="P41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3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3"><text:tab/>ld (pen),a</text:p>
      <text:p text:style-name="P53"><text:tab/>push bc</text:p>
      <text:p text:style-name="P13"><text:tab/>call printcarryingline</text:p>
      <text:p text:style-name="P13"><text:tab/>call specialgetkeybyte</text:p>
      <text:p text:style-name="P53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3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1"><text:tab/>push ix</text:p>
      <text:p text:style-name="P13"><text:tab/>call resetuproom</text:p>
      <text:p text:style-name="P53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3"><text:tab/>ld a,11</text:p>
      <text:p text:style-name="P53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3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3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3">poscheat<text:tab/>defb 0</text:p>
      <text:p text:style-name="P13">oldclock<text:tab/>defb 0</text:p>
      <text:p text:style-name="P13"><text:soft-page-break/>clock<text:tab/>defb 0</text:p>
      <text:p text:style-name="P53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3">colourtable<text:tab/>defb 2,3,4,5,6,5,4,3</text:p>
      <text:p text:style-name="P3">lastkeybyte<text:tab/>defb 0</text:p>
      <text:p text:style-name="P13">tryputdownvar<text:tab/>defb 0</text:p>
      <text:p text:style-name="P53">flipscreen<text:tab/>defb 0</text:p>
      <text:p text:style-name="P53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3">updatedizzy1</text:span><text:tab/></text:p>
      <text:p text:style-name="P61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14T16:05:44.146600409</dc:date>
    <meta:editing-duration>P3DT14H1M43S</meta:editing-duration>
    <meta:editing-cycles>256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37" meta:non-whitespace-character-count="110665"/>
  </office:meta>
</office:document-meta>
</file>